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d658" officeooo:paragraph-rsid="0005d658"/>
    </style:style>
    <style:style style:name="P2" style:family="paragraph" style:parent-style-name="Standard">
      <style:text-properties officeooo:rsid="000842ad" officeooo:paragraph-rsid="000842ad"/>
    </style:style>
    <style:style style:name="P3" style:family="paragraph" style:parent-style-name="Standard">
      <style:text-properties officeooo:rsid="000b2fd4" officeooo:paragraph-rsid="000b2fd4"/>
    </style:style>
    <style:style style:name="P4" style:family="paragraph" style:parent-style-name="Standard">
      <style:text-properties officeooo:rsid="000d0db8" officeooo:paragraph-rsid="000d0db8"/>
    </style:style>
    <style:style style:name="P5" style:family="paragraph" style:parent-style-name="Standard">
      <style:text-properties officeooo:rsid="000ef864" officeooo:paragraph-rsid="000ef864"/>
    </style:style>
    <style:style style:name="P6" style:family="paragraph" style:parent-style-name="Standard">
      <style:text-properties officeooo:rsid="00116060" officeooo:paragraph-rsid="00116060"/>
    </style:style>
    <style:style style:name="P7" style:family="paragraph" style:parent-style-name="Standard">
      <style:text-properties officeooo:rsid="00131c7d" officeooo:paragraph-rsid="00131c7d"/>
    </style:style>
    <style:style style:name="P8" style:family="paragraph" style:parent-style-name="Standard">
      <style:text-properties officeooo:rsid="00131c7d" officeooo:paragraph-rsid="0013635f"/>
    </style:style>
    <style:style style:name="P9" style:family="paragraph" style:parent-style-name="Standard">
      <style:text-properties officeooo:rsid="0015d2e8" officeooo:paragraph-rsid="0015d2e8"/>
    </style:style>
    <style:style style:name="P10" style:family="paragraph" style:parent-style-name="Standard">
      <style:text-properties officeooo:rsid="0017636c" officeooo:paragraph-rsid="0017636c"/>
    </style:style>
    <style:style style:name="P11" style:family="paragraph" style:parent-style-name="Standard">
      <style:text-properties officeooo:rsid="0017895c" officeooo:paragraph-rsid="0017895c"/>
    </style:style>
    <style:style style:name="P12" style:family="paragraph" style:parent-style-name="Standard">
      <style:text-properties officeooo:rsid="001b7fa2" officeooo:paragraph-rsid="001b7fa2"/>
    </style:style>
    <style:style style:name="P13" style:family="paragraph" style:parent-style-name="Standard">
      <style:text-properties officeooo:rsid="001e2573" officeooo:paragraph-rsid="001e2573"/>
    </style:style>
    <style:style style:name="P14" style:family="paragraph" style:parent-style-name="Standard">
      <style:text-properties officeooo:rsid="001e2573" officeooo:paragraph-rsid="00218e23"/>
    </style:style>
    <style:style style:name="P15" style:family="paragraph" style:parent-style-name="Standard">
      <style:text-properties officeooo:rsid="001f9afd" officeooo:paragraph-rsid="001f9afd"/>
    </style:style>
    <style:style style:name="P16" style:family="paragraph" style:parent-style-name="Standard">
      <style:text-properties officeooo:rsid="00232b11" officeooo:paragraph-rsid="00232b11"/>
    </style:style>
    <style:style style:name="P17" style:family="paragraph" style:parent-style-name="Standard">
      <style:text-properties officeooo:rsid="00252c11" officeooo:paragraph-rsid="00252c11"/>
    </style:style>
    <style:style style:name="P18" style:family="paragraph" style:parent-style-name="Standard">
      <style:text-properties officeooo:rsid="00269b2b" officeooo:paragraph-rsid="00269b2b"/>
    </style:style>
    <style:style style:name="P19" style:family="paragraph" style:parent-style-name="Standard">
      <style:text-properties officeooo:rsid="00282e0e" officeooo:paragraph-rsid="00282e0e"/>
    </style:style>
    <style:style style:name="P20" style:family="paragraph" style:parent-style-name="Standard">
      <style:text-properties officeooo:rsid="00293350" officeooo:paragraph-rsid="00293350"/>
    </style:style>
    <style:style style:name="P21" style:family="paragraph" style:parent-style-name="Standard">
      <style:text-properties officeooo:rsid="002989a0" officeooo:paragraph-rsid="002989a0"/>
    </style:style>
    <style:style style:name="P22" style:family="paragraph" style:parent-style-name="Standard">
      <style:text-properties officeooo:rsid="001f9afd" officeooo:paragraph-rsid="001e2573"/>
    </style:style>
    <style:style style:name="P23" style:family="paragraph" style:parent-style-name="Standard">
      <style:text-properties officeooo:rsid="002a8fa0" officeooo:paragraph-rsid="002a8fa0"/>
    </style:style>
    <style:style style:name="P24" style:family="paragraph" style:parent-style-name="Standard">
      <style:text-properties officeooo:rsid="002aff84" officeooo:paragraph-rsid="002aff84"/>
    </style:style>
    <style:style style:name="P25" style:family="paragraph" style:parent-style-name="Standard">
      <style:text-properties officeooo:rsid="002bce37" officeooo:paragraph-rsid="002bce37"/>
    </style:style>
    <style:style style:name="P26" style:family="paragraph" style:parent-style-name="Standard">
      <style:text-properties officeooo:rsid="002d91d6" officeooo:paragraph-rsid="002d91d6"/>
    </style:style>
    <style:style style:name="P27" style:family="paragraph" style:parent-style-name="Standard">
      <style:text-properties officeooo:rsid="00323178" officeooo:paragraph-rsid="00323178"/>
    </style:style>
    <style:style style:name="P28" style:family="paragraph" style:parent-style-name="Standard">
      <style:text-properties officeooo:rsid="0033e524" officeooo:paragraph-rsid="00358970"/>
    </style:style>
    <style:style style:name="P29" style:family="paragraph" style:parent-style-name="Standard">
      <style:text-properties officeooo:rsid="0033e524" officeooo:paragraph-rsid="0037fa67"/>
    </style:style>
    <style:style style:name="P30" style:family="paragraph" style:parent-style-name="Standard">
      <style:text-properties officeooo:rsid="0033e524" officeooo:paragraph-rsid="00387e1f"/>
    </style:style>
    <style:style style:name="P31" style:family="paragraph" style:parent-style-name="Standard">
      <style:text-properties officeooo:rsid="0033e524" officeooo:paragraph-rsid="003b4093"/>
    </style:style>
    <style:style style:name="P32" style:family="paragraph" style:parent-style-name="Standard">
      <style:text-properties officeooo:rsid="0033e524" officeooo:paragraph-rsid="003c6202"/>
    </style:style>
    <style:style style:name="P33" style:family="paragraph" style:parent-style-name="Standard">
      <style:text-properties officeooo:rsid="0033e524" officeooo:paragraph-rsid="003da026"/>
    </style:style>
    <style:style style:name="P34" style:family="paragraph" style:parent-style-name="Standard">
      <style:text-properties officeooo:rsid="0033e524" officeooo:paragraph-rsid="003f0ebc"/>
    </style:style>
    <style:style style:name="P35" style:family="paragraph" style:parent-style-name="Standard">
      <style:text-properties officeooo:rsid="0033e524" officeooo:paragraph-rsid="0040983b"/>
    </style:style>
    <style:style style:name="P36" style:family="paragraph" style:parent-style-name="Standard">
      <style:text-properties officeooo:rsid="0033e524" officeooo:paragraph-rsid="00427515"/>
    </style:style>
    <style:style style:name="P37" style:family="paragraph" style:parent-style-name="Standard">
      <style:text-properties officeooo:rsid="0033e524" officeooo:paragraph-rsid="0043e963"/>
    </style:style>
    <style:style style:name="P38" style:family="paragraph" style:parent-style-name="Standard">
      <style:text-properties officeooo:rsid="0033e524" officeooo:paragraph-rsid="00459ee4"/>
    </style:style>
    <style:style style:name="P39" style:family="paragraph" style:parent-style-name="Standard">
      <style:text-properties officeooo:rsid="0033e524" officeooo:paragraph-rsid="00475d76"/>
    </style:style>
    <style:style style:name="P40" style:family="paragraph" style:parent-style-name="Standard">
      <style:text-properties officeooo:rsid="0033e524" officeooo:paragraph-rsid="004a52c6"/>
    </style:style>
    <style:style style:name="P41" style:family="paragraph" style:parent-style-name="Standard">
      <style:text-properties officeooo:rsid="0033e524" officeooo:paragraph-rsid="004c033b"/>
    </style:style>
    <style:style style:name="P42" style:family="paragraph" style:parent-style-name="Standard">
      <style:text-properties officeooo:rsid="0033e524" officeooo:paragraph-rsid="004f624e"/>
    </style:style>
    <style:style style:name="P43" style:family="paragraph" style:parent-style-name="Standard">
      <style:text-properties officeooo:rsid="0033e524" officeooo:paragraph-rsid="0050f60e"/>
    </style:style>
    <style:style style:name="P44" style:family="paragraph" style:parent-style-name="Standard">
      <style:text-properties officeooo:rsid="0033e524" officeooo:paragraph-rsid="0051db82"/>
    </style:style>
    <style:style style:name="P45" style:family="paragraph" style:parent-style-name="Standard">
      <style:text-properties officeooo:rsid="0051db82" officeooo:paragraph-rsid="0051db82"/>
    </style:style>
    <style:style style:name="T1" style:family="text">
      <style:text-properties officeooo:rsid="0006986e"/>
    </style:style>
    <style:style style:name="T2" style:family="text">
      <style:text-properties officeooo:rsid="000a41e5"/>
    </style:style>
    <style:style style:name="T3" style:family="text">
      <style:text-properties officeooo:rsid="000d0db8"/>
    </style:style>
    <style:style style:name="T4" style:family="text">
      <style:text-properties officeooo:rsid="0010d8ae"/>
    </style:style>
    <style:style style:name="T5" style:family="text">
      <style:text-properties officeooo:rsid="00116060"/>
    </style:style>
    <style:style style:name="T6" style:family="text">
      <style:text-properties officeooo:rsid="0013635f"/>
    </style:style>
    <style:style style:name="T7" style:family="text">
      <style:text-properties officeooo:rsid="001427f0"/>
    </style:style>
    <style:style style:name="T8" style:family="text">
      <style:text-properties officeooo:rsid="00165f24"/>
    </style:style>
    <style:style style:name="T9" style:family="text">
      <style:text-properties officeooo:rsid="0016e1f2"/>
    </style:style>
    <style:style style:name="T10" style:family="text">
      <style:text-properties officeooo:rsid="0017895c"/>
    </style:style>
    <style:style style:name="T11" style:family="text">
      <style:text-properties officeooo:rsid="00198634"/>
    </style:style>
    <style:style style:name="T12" style:family="text">
      <style:text-properties officeooo:rsid="001ace96"/>
    </style:style>
    <style:style style:name="T13" style:family="text">
      <style:text-properties officeooo:rsid="001b7fa2"/>
    </style:style>
    <style:style style:name="T14" style:family="text">
      <style:text-properties officeooo:rsid="001c9467"/>
    </style:style>
    <style:style style:name="T15" style:family="text">
      <style:text-properties officeooo:rsid="001d66f3"/>
    </style:style>
    <style:style style:name="T16" style:family="text">
      <style:text-properties officeooo:rsid="001f9afd"/>
    </style:style>
    <style:style style:name="T17" style:family="text">
      <style:text-properties officeooo:rsid="0022cd11"/>
    </style:style>
    <style:style style:name="T18" style:family="text">
      <style:text-properties officeooo:rsid="00232b11"/>
    </style:style>
    <style:style style:name="T19" style:family="text">
      <style:text-properties officeooo:rsid="0023c766"/>
    </style:style>
    <style:style style:name="T20" style:family="text">
      <style:text-properties officeooo:rsid="002484cb"/>
    </style:style>
    <style:style style:name="T21" style:family="text">
      <style:text-properties officeooo:rsid="00293350"/>
    </style:style>
    <style:style style:name="T22" style:family="text">
      <style:text-properties officeooo:rsid="002989a0"/>
    </style:style>
    <style:style style:name="T23" style:family="text">
      <style:text-properties officeooo:rsid="002bce37"/>
    </style:style>
    <style:style style:name="T24" style:family="text">
      <style:text-properties officeooo:rsid="002cdd5c"/>
    </style:style>
    <style:style style:name="T25" style:family="text">
      <style:text-properties officeooo:rsid="002d91d6"/>
    </style:style>
    <style:style style:name="T26" style:family="text">
      <style:text-properties officeooo:rsid="002eeccc"/>
    </style:style>
    <style:style style:name="T27" style:family="text">
      <style:text-properties officeooo:rsid="0030cd68"/>
    </style:style>
    <style:style style:name="T28" style:family="text">
      <style:text-properties officeooo:rsid="00323178"/>
    </style:style>
    <style:style style:name="T29" style:family="text">
      <style:text-properties officeooo:rsid="003235d2"/>
    </style:style>
    <style:style style:name="T30" style:family="text">
      <style:text-properties officeooo:rsid="00344e7f"/>
    </style:style>
    <style:style style:name="T31" style:family="text">
      <style:text-properties officeooo:rsid="00358970"/>
    </style:style>
    <style:style style:name="T32" style:family="text">
      <style:text-properties officeooo:rsid="00362f32"/>
    </style:style>
    <style:style style:name="T33" style:family="text">
      <style:text-properties officeooo:rsid="0037fa67"/>
    </style:style>
    <style:style style:name="T34" style:family="text">
      <style:text-properties officeooo:rsid="00387e1f"/>
    </style:style>
    <style:style style:name="T35" style:family="text">
      <style:text-properties officeooo:rsid="00394192"/>
    </style:style>
    <style:style style:name="T36" style:family="text">
      <style:text-properties officeooo:rsid="003b4093"/>
    </style:style>
    <style:style style:name="T37" style:family="text">
      <style:text-properties officeooo:rsid="003c6202"/>
    </style:style>
    <style:style style:name="T38" style:family="text">
      <style:text-properties officeooo:rsid="003da026"/>
    </style:style>
    <style:style style:name="T39" style:family="text">
      <style:text-properties officeooo:rsid="003f0ebc"/>
    </style:style>
    <style:style style:name="T40" style:family="text">
      <style:text-properties officeooo:rsid="0040983b"/>
    </style:style>
    <style:style style:name="T41" style:family="text">
      <style:text-properties officeooo:rsid="00427515"/>
    </style:style>
    <style:style style:name="T42" style:family="text">
      <style:text-properties officeooo:rsid="0043e963"/>
    </style:style>
    <style:style style:name="T43" style:family="text">
      <style:text-properties officeooo:rsid="00459ee4"/>
    </style:style>
    <style:style style:name="T44" style:family="text">
      <style:text-properties officeooo:rsid="00475d76"/>
    </style:style>
    <style:style style:name="T45" style:family="text">
      <style:text-properties officeooo:rsid="004853fc"/>
    </style:style>
    <style:style style:name="T46" style:family="text">
      <style:text-properties officeooo:rsid="004a52c6"/>
    </style:style>
    <style:style style:name="T47" style:family="text">
      <style:text-properties officeooo:rsid="004c033b"/>
    </style:style>
    <style:style style:name="T48" style:family="text">
      <style:text-properties officeooo:rsid="004dabca"/>
    </style:style>
    <style:style style:name="T49" style:family="text">
      <style:text-properties officeooo:rsid="004f624e"/>
    </style:style>
    <style:style style:name="T50" style:family="text">
      <style:text-properties officeooo:rsid="0050f60e"/>
    </style:style>
    <style:style style:name="T51" style:family="text">
      <style:text-properties officeooo:rsid="00510a7a"/>
    </style:style>
    <style:style style:name="T52" style:family="text">
      <style:text-properties officeooo:rsid="0051db82"/>
    </style:style>
    <style:style style:name="T53" style:family="text">
      <style:text-properties officeooo:rsid="00522893"/>
    </style:style>
    <style:style style:name="T54" style:family="text">
      <style:text-properties officeooo:rsid="005282ac"/>
    </style:style>
    <style:style style:name="T55" style:family="text">
      <style:text-properties officeooo:rsid="00543030"/>
    </style:style>
    <style:style style:name="T56" style:family="text">
      <style:text-properties officeooo:rsid="00560266"/>
    </style:style>
    <style:style style:name="T57" style:family="text">
      <style:text-properties officeooo:rsid="0056546a"/>
    </style:style>
    <style:style style:name="T58" style:family="text">
      <style:text-properties officeooo:rsid="005669f7"/>
    </style:style>
    <style:style style:name="T59" style:family="text">
      <style:text-properties officeooo:rsid="0056f278"/>
    </style:style>
    <style:style style:name="T60" style:family="text">
      <style:text-properties officeooo:rsid="005809c2"/>
    </style:style>
    <style:style style:name="T61" style:family="text">
      <style:text-properties officeooo:rsid="00592607"/>
    </style:style>
    <style:style style:name="T62" style:family="text">
      <style:text-properties officeooo:rsid="005a4b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text:span text:style-name="T5">á</text:span>g. 30:</text:p>
      <text:p text:style-name="P4"/>
      <text:p text:style-name="P1">1. <text:span text:style-name="T1">Sí, si sus estudios la capacitan para tal cosa, la empresa le ofrece medidas de seguridad protectoras y ha sido contratada en primer lugar por ser emancipada o con la autorización de sus padres. </text:span><text:span text:style-name="T3">Seguramente está en un período de pruebas en el que tiene los mismos derechos y obligaciones que el resto de la plantilla.</text:span></text:p>
      <text:p text:style-name="P1"/>
      <text:p text:style-name="P2">2. Puede ser sancionada, ya que ha violado la cláusula de No Concurrencia o Plena Dedicación, <text:span text:style-name="T2">por la que se compromete a trabajar exclusivamente para la empresa y no para compañías de otros sectores. Esta cláusula existe precisamente con la finalidad de impedir el pluriempleo.</text:span></text:p>
      <text:p text:style-name="P2"/>
      <text:p text:style-name="P3">3. <text:span text:style-name="T3">Tiene un contrato verbal indefinido, ya que no ha quedado por escrito sin que se haya establecido un tiempo límite.</text:span></text:p>
      <text:p text:style-name="P3"/>
      <text:p text:style-name="P5">4. <text:span text:style-name="T4">No, ya que para aquellas personas que no sean ni técnicos titulados ni posean un contrato en prácticas ni un contrato temporal la duración máxima del período de pruebas es de dos meses como máximo.</text:span></text:p>
      <text:p text:style-name="P5"/>
      <text:p text:style-name="P6">Pág. 32-<text:span text:style-name="T13">33</text:span>:</text:p>
      <text:p text:style-name="P6"/>
      <text:p text:style-name="P7">6.</text:p>
      <text:p text:style-name="P7"/>
      <text:p text:style-name="P7"><text:tab/>a. <text:span text:style-name="T6">Contrato temporal por obra o servicio determinado.</text:span></text:p>
      <text:p text:style-name="P8"><text:tab/>b. <text:span text:style-name="T6">Contrato temporal eventual por circunstancias de la producción.</text:span></text:p>
      <text:p text:style-name="P7"><text:tab/>c. <text:s/><text:span text:style-name="T7">Interinidad ???</text:span></text:p>
      <text:p text:style-name="P7"/>
      <text:p text:style-name="P9">7. <text:span text:style-name="T8">Podrá, pero la duración máxima del mismo será de un año más, sumando tres, ampliables a dos más por convenio, sumando el total límite de cuatro </text:span><text:span text:style-name="T9">años de contrato por obra. </text:span><text:span text:style-name="T59">NO</text:span></text:p>
      <text:p text:style-name="P9"/>
      <text:p text:style-name="P10">9. <text:span text:style-name="T10">Un contrato por obra o servicio determinado, ya que la duración es limitada pero incierta.</text:span></text:p>
      <text:p text:style-name="P10"/>
      <text:p text:style-name="P11">10.</text:p>
      <text:p text:style-name="P11"><text:tab/><text:span text:style-name="T11">a. Contrato eventual por circunstancias de la producción.</text:span></text:p>
      <text:p text:style-name="P11"><text:tab/><text:span text:style-name="T11">b. </text:span><text:span text:style-name="T12">Contrato de interinidad.</text:span></text:p>
      <text:p text:style-name="P11"/>
      <text:p text:style-name="P12">Pág. 36:</text:p>
      <text:p text:style-name="P12"/>
      <text:p text:style-name="P12">12. <text:span text:style-name="T14">Un contrato para la formación y aprendizaje, que podría desempeñar entre los 16 y 25 años a no ser que fuera discapacitado, supuesto en el que no habría límite </text:span><text:span text:style-name="T15">máximo</text:span><text:span text:style-name="T14"> de eda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oft-page-break/>Pág. 38:</text:p>
      <text:p text:style-name="P14"><text:s/>1.</text:p>
      <text:p text:style-name="P22">CONTRATO DE OBRA</text:p>
      <text:p text:style-name="P13"/>
      <text:p text:style-name="P13"><text:tab/><text:span text:style-name="T16">Lo que dure la obra o servicio.</text:span></text:p>
      <text:p text:style-name="P13"><text:tab/><text:span text:style-name="T16">Tres años ampliables a cuatro por convenio.</text:span></text:p>
      <text:p text:style-name="P13"><text:tab/><text:span text:style-name="T16">Forma escrita.</text:span></text:p>
      <text:p text:style-name="P13"/>
      <text:p text:style-name="P15">CONTRATO EVENTUAL<text:tab/></text:p>
      <text:p text:style-name="P15"/>
      <text:p text:style-name="P15"><text:tab/>Atender<text:span text:style-name="T17"> circunstancias de la producción o aumento de pedidos.</text:span></text:p>
      <text:p text:style-name="P15"><text:tab/><text:span text:style-name="T18">Seis meses en un periodo de doce.</text:span></text:p>
      <text:p text:style-name="P15"><text:tab/><text:span text:style-name="T18">Forma escrita o verbal si es de menos de cuatro semanas.</text:span></text:p>
      <text:p text:style-name="P15"/>
      <text:p text:style-name="P16">CONTRATO DE INTERINIDAD</text:p>
      <text:p text:style-name="P16"/>
      <text:p text:style-name="P16"><text:tab/><text:span text:style-name="T19">Hasta que se reincorpore la persona sustituida y exista el derecho a la reserva del puesto.</text:span></text:p>
      <text:p text:style-name="P16"><text:tab/><text:span text:style-name="T20">Sustituir a trabajadores con contrato suspendido con derecho a reserva del puesto.</text:span></text:p>
      <text:p text:style-name="P17"><text:tab/>Por escrito indicando el nombre de la persona sustituida.</text:p>
      <text:p text:style-name="P11"/>
      <text:p text:style-name="P18">2. Los menores de dieciocho años necesitarán autorización de sus progenitores o tutores para trabajar.</text:p>
      <text:p text:style-name="P18"/>
      <text:p text:style-name="P18">En los contratos indefinidos se desconoce la fecha de finalización.</text:p>
      <text:p text:style-name="P18"/>
      <text:p text:style-name="P18">Una empresa de ETT ceden personas trabajadoras a las empresas usuarias.</text:p>
      <text:p text:style-name="P18"/>
      <text:p text:style-name="P19">Pag. 39:</text:p>
      <text:p text:style-name="P19"/>
      <text:p text:style-name="P19">1. <text:span text:style-name="T21">a<text:tab/>2. b<text:tab/>3. b</text:span></text:p>
      <text:p text:style-name="P20">4. c<text:tab/>5. a<text:tab/>6. b</text:p>
      <text:p text:style-name="P20">7. c<text:tab/>8. c<text:tab/>9. d</text:p>
      <text:p text:style-name="P20">10. <text:span text:style-name="T22">b<text:tab/>11. a<text:tab/>12. a</text:span></text:p>
      <text:p text:style-name="P21">13. a</text:p>
      <text:p text:style-name="P21"/>
      <text:p text:style-name="P23">Pag. 40:</text:p>
      <text:p text:style-name="P23"/>
      <text:p text:style-name="P24">1. <text:span text:style-name="T23">Puede, mientras cuente con autorización paterna o esté emancipado.</text:span></text:p>
      <text:p text:style-name="P24"><text:tab/><text:span text:style-name="T58">No, s</text:span><text:span text:style-name="T57">e les prohíbe el desempeño de trabajos nocturnos.</text:span></text:p>
      <text:p text:style-name="P25">2. <text:span text:style-name="T24">No, un emancipado cuenta como mayor de edad a todo efecto práctico.</text:span></text:p>
      <text:p text:style-name="P25"><text:tab/><text:span text:style-name="T25">Depende del tipo de contrato. No, </text:span><text:span text:style-name="T60">por ser menor de edad.</text:span></text:p>
      <text:p text:style-name="P26">3.</text:p>
      <text:p text:style-name="P26"><text:tab/><text:span text:style-name="T26">a. Dos meses como máximo. Sigue la regla general de los períodos de prueba.</text:span></text:p>
      <text:p text:style-name="P26"><text:tab/><text:span text:style-name="T26">b. </text:span><text:span text:style-name="T27">Dos meses.</text:span></text:p>
      <text:p text:style-name="P26"><text:span text:style-name="T27"><text:tab/>c. </text:span><text:span text:style-name="T28">Un mes como máximo.</text:span></text:p>
      <text:p text:style-name="P27"><text:tab/>d. <text:span text:style-name="T29">Igual que a.</text:span></text:p>
      <text:p text:style-name="P27"/>
      <text:p text:style-name="P28">4. <text:span text:style-name="T30">Es legal, está recogido en el principio de no competencia. </text:span><text:span text:style-name="T61">NO</text:span></text:p>
      <text:p text:style-name="P28"/>
      <text:p text:style-name="P29"><text:span text:style-name="T31">6. </text:span><text:span text:style-name="T32">No. El periodo de prueba debe figurar en el contrato.</text:span></text:p>
      <text:p text:style-name="P29"/>
      <text:p text:style-name="P29"/>
      <text:p text:style-name="P30"><text:soft-page-break/><text:span text:style-name="T33">7.</text:span></text:p>
      <text:p text:style-name="P30"><text:tab/><text:span text:style-name="T34">a. No. El periodo de prueba exime de obligaciones de permanencia al contratado y al contratador.</text:span></text:p>
      <text:p text:style-name="P31"><text:tab/><text:span text:style-name="T34">b. </text:span><text:span text:style-name="T35">No lo sería. No se puede estar en período de prueba dos veces por el mismo puesto </text:span><text:span text:style-name="T36">en la misma empresa.</text:span></text:p>
      <text:p text:style-name="P31"/>
      <text:p text:style-name="P32"><text:span text:style-name="T36">8. </text:span><text:span text:style-name="T37">Un contrato indefinido verbal.</text:span></text:p>
      <text:p text:style-name="P32"/>
      <text:p text:style-name="P33"><text:span text:style-name="T37">9. Se puede, ya la duración del mismo no excede cuatro semanas.</text:span></text:p>
      <text:p text:style-name="P33"/>
      <text:p text:style-name="P34"><text:span text:style-name="T38">10.</text:span></text:p>
      <text:p text:style-name="P34"><text:tab/><text:span text:style-name="T39">a. Contrato en prácticas.</text:span></text:p>
      <text:p text:style-name="P35"><text:tab/><text:span text:style-name="T39">b. </text:span><text:span text:style-name="T40">Podrían firmar varios tipos de contrato qu no fueran por obra o servicio determinado.</text:span></text:p>
      <text:p text:style-name="P36"><text:span text:style-name="T40"><text:tab/>c. </text:span><text:span text:style-name="T41">Contrato en prácticas.</text:span></text:p>
      <text:p text:style-name="P36"/>
      <text:p text:style-name="P37"><text:span text:style-name="T41">11.</text:span></text:p>
      <text:p text:style-name="P37"/>
      <text:p text:style-name="P38"><text:span text:style-name="T41"><text:tab/></text:span><text:span text:style-name="T42">a. </text:span><text:span text:style-name="T43">Por obra o servicio determinado.</text:span></text:p>
      <text:p text:style-name="P39"><text:span text:style-name="T41"><text:tab/></text:span><text:span text:style-name="T43">b. </text:span><text:span text:style-name="T44">Un máximo de dos años, ampliables a tres.</text:span></text:p>
      <text:p text:style-name="P40"><text:span text:style-name="T44"><text:tab/>c. </text:span><text:span text:style-name="T45">No, ya que la duración del contrato es inferior a un año.</text:span></text:p>
      <text:p text:style-name="P40"/>
      <text:p text:style-name="P41"><text:span text:style-name="T46">12.</text:span></text:p>
      <text:p text:style-name="P41"><text:span text:style-name="T47"><text:tab/>a. </text:span><text:span text:style-name="T48">Eventual</text:span><text:span text:style-name="T47"> por circunstancias de la producción.</text:span></text:p>
      <text:p text:style-name="P42"><text:span text:style-name="T46"><text:tab/></text:span><text:span text:style-name="T47">b. </text:span><text:span text:style-name="T49">Máximo de </text:span><text:span text:style-name="T62">doce meses.</text:span></text:p>
      <text:p text:style-name="P43"><text:span text:style-name="T49"><text:tab/>c. </text:span><text:span text:style-name="T50">Admite una prórroga si se ha concertado con un plazo inferior a la duración máxima. De <text:tab/>otro modo, no.</text:span></text:p>
      <text:p text:style-name="P44"><text:span text:style-name="T50"><text:tab/>d. </text:span><text:span text:style-name="T51">Doce días de salario por cada año de servicio.</text:span></text:p>
      <text:p text:style-name="P44"/>
      <text:p text:style-name="P44"><text:span text:style-name="T52">13.</text:span></text:p>
      <text:p text:style-name="P44"><text:tab/><text:span text:style-name="T52">a. </text:span><text:span text:style-name="T53">A aquellos cuyo contrato está suspendido con reserva del puesto de trabajo.</text:span></text:p>
      <text:p text:style-name="P45"><text:tab/>b. <text:span text:style-name="T54">Hasta que la persona sustituída se reincorpore.</text:span></text:p>
      <text:p text:style-name="P45"><text:tab/>c. <text:span text:style-name="T55">No, a no ser que la empresa decide que quiere contratarlo.</text:span></text:p>
      <text:p text:style-name="P45"><text:tab/>d. <text:span text:style-name="T56">No.</text:span></text:p>
      <text:p text:style-name="P27"/>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9T11:14:05.149000000</meta:creation-date>
    <meta:generator>LibreOffice/6.4.7.2$Linux_X86_64 LibreOffice_project/40$Build-2</meta:generator>
    <dc:date>2021-10-11T12:20:58.010940009</dc:date>
    <meta:editing-duration>PT2H50M9S</meta:editing-duration>
    <meta:editing-cycles>80</meta:editing-cycles>
    <meta:document-statistic meta:table-count="0" meta:image-count="0" meta:object-count="0" meta:page-count="3" meta:paragraph-count="75" meta:word-count="719" meta:character-count="4014" meta:non-whitespace-character-count="3330"/>
  </office:meta>
</office:document-meta>
</file>